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93291615049312590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3"><text:span text:style-name="T1">vieux matériaux : comment décider quels cables utiliser ? </text:span><text:span text:style-name="T2">(inclus sous notion)</text:span></text:p>
                        </text:list-item>
                        <text:list-item>
                          <text:p text:style-name="P4">pour couche 1 : a quoi brancher paire torsadée ?</text:p>
                        </text:list-item>
                        <text:list-item>
                          <text:p text:style-name="P4">comment le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la topologie réseau</text:p>
                  <text:list>
                    <text:list-item>
                      <text:p text:style-name="P2">qu'est ce que la topologie ?</text:p>
                    </text:list-item>
                    <text:list-item>
                      <text:p text:style-name="P3">topologies principales</text:p>
                      <text:list>
                        <text:list-item>
                          <text:p text:style-name="P2">3 topologies principales</text:p>
                        </text:list-item>
                        <text:list-item>
                          <text:p text:style-name="P4">a quels cablages (2) peuvent correspondre respectivement la première et la troisième topologie citées ? + matériel pour la 3ème</text:p>
                        </text:list-item>
                      </text:list>
                    </text:list-item>
                    <text:list-item>
                      <text:p text:style-name="P3">caractéristiques</text:p>
                      <text:list>
                        <text:list-item>
                          <text:p text:style-name="P3">du bus</text:p>
                          <text:list>
                            <text:list-item>
                              <text:p text:style-name="P2">comment "parler" sur un bus ?</text:p>
                            </text:list-item>
                            <text:list-item>
                              <text:p text:style-name="P2">peut on brancher une infinité de machines sur un bus ?</text:p>
                            </text:list-item>
                            <text:list-item>
                              <text:p text:style-name="P2">peut on faire un réseau de taille illimité ?</text:p>
                            </text:list-item>
                          </text:list>
                        </text:list-item>
                        <text:list-item>
                          <text:p text:style-name="P3">de l'anneau</text:p>
                          <text:list>
                            <text:list-item>
                              <text:p text:style-name="P2">principe communication anneau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3">de l'étoile</text:p>
                          <text:list>
                            <text:list-item>
                              <text:p text:style-name="P2">principe communication étoile</text:p>
                            </text:list-item>
                            <text:list-item>
                              <text:p text:style-name="P2">note perso</text:p>
                            </text:list-item>
                            <text:list-item>
                              <text:p text:style-name="P2">possibilité brancher infinité machines ?</text:p>
                            </text:list-item>
                            <text:list-item>
                              <text:p text:style-name="P2">possibilité longeur infinie ?</text:p>
                            </text:list-item>
                          </text:list>
                        </text:list-item>
                        <text:list-item>
                          <text:p text:style-name="P2">quelle topologie utiliser ?</text:p>
                        </text:list-item>
                      </text:list>
                    </text:list-item>
                    <text:list-item>
                      <text:p text:style-name="P3">le CSMA/CD</text:p>
                      <text:list>
                        <text:list-item>
                          <text:p text:style-name="P2">sur un bus, que se passe t-il lorsque deux ordis essaient de parler en même temps ?</text:p>
                        </text:list-item>
                        <text:list-item>
                          <text:p text:style-name="P2">comment ça s'appelle ?</text:p>
                        </text:list-item>
                        <text:list-item>
                          <text:p text:style-name="P2">peut on éviter cela ?</text:p>
                        </text:list-item>
                        <text:list-item>
                          <text:p text:style-name="P2">que fait le CSMA/CD</text:p>
                        </text:list-item>
                        <text:list-item>
                          <text:p text:style-name="P2">quelles règles le CSMA/CD met en place pour ce faire ? (3)</text:p>
                        </text:list-item>
                      </text:list>
                    </text:list-item>
                  </text:list>
                </text:list-item>
                <text:list-item>
                  <text:p text:style-name="P3">perso</text:p>
                  <text:list>
                    <text:list-item>
                      <text:p text:style-name="P3">différence hub switch ?</text:p>
                    </text:list-item>
                  </text:list>
                </text:list-item>
              </text:list>
            </text:list-item>
            <text:list-item>
              <text:p text:style-name="P3">faire communiquer les machines entre elles : couche 2</text:p>
              <text:list>
                <text:list-item>
                  <text:p text:style-name="P3">la couche 2, ses rôles (déjà vu)</text:p>
                </text:list-item>
                <text:list-item>
                  <text:p text:style-name="P3">un identifiant</text:p>
                  <text:list>
                    <text:list-item>
                      <text:p text:style-name="P3">pourquoi identifier les machines ?</text:p>
                    </text:list-item>
                    <text:list-item>
                      <text:p text:style-name="P3">qu'est ce qui permet de les identifier ?</text:p>
                      <text:list>
                        <text:list-item>
                          <text:p text:style-name="P3">nom</text:p>
                        </text:list-item>
                        <text:list-item>
                          <text:p text:style-name="P3">nature précise</text:p>
                        </text:list-item>
                      </text:list>
                    </text:list-item>
                    <text:list-item>
                      <text:p text:style-name="P3">notation de l'adresse MAC</text:p>
                      <text:list>
                        <text:list-item>
                          <text:p text:style-name="P3">codage de l'adresse MAC</text:p>
                          <text:list>
                            <text:list-item>
                              <text:p text:style-name="P3">syntaxe</text:p>
                              <text:list>
                                <text:list-item>
                                  <text:p text:style-name="P3">en quelle base écrit-on une adresse MAC ?</text:p>
                                </text:list-item>
                                <text:list-item>
                                  <text:p text:style-name="P3">sur combien d'octets tient-elle ?</text:p>
                                </text:list-item>
                                <text:list-item>
                                  <text:p text:style-name="P3">comment sépare t-on chaque octet ?</text:p>
                                </text:list-item>
                                <text:list-item>
                                  <text:p text:style-name="P3">exemple</text:p>
                                </text:list-item>
                              </text:list>
                            </text:list-item>
                            <text:list-item>
                              <text:p text:style-name="P3">// ARRETE LA !!! (8 page down)</text:p>
                            </text:list-item>
                          </text:list>
                        </text:list-item>
                        <text:list-item>
                          <text:p text:style-name="P3"><text:soft-page-break/>trucs et astuces</text:p>
                        </text:list-item>
                        <text:list-item>
                          <text:p text:style-name="P3">une adresse mac spéciale</text:p>
                        </text:list-item>
                      </text:list>
                    </text:list-item>
                  </text:list>
                </text:list-item>
                <text:list-item>
                  <text:p text:style-name="P3">un protocole : ethernet</text:p>
                </text:list-item>
              </text:list>
            </text:list-item>
            <text:list-item>
              <text:p text:style-name="P3">le matériel de couche 2 : le commutateur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8T18:18:03</dc:date>
    <dc:creator>yjfjyf jjku</dc:creator>
    <meta:editing-duration>PT13H51M9S</meta:editing-duration>
    <meta:editing-cycles>218</meta:editing-cycles>
    <meta:generator>OpenOffice/4.0.0$Unix OpenOffice.org_project/400m3$Build-9702</meta:generator>
    <meta:document-statistic meta:table-count="0" meta:image-count="0" meta:object-count="0" meta:page-count="4" meta:paragraph-count="148" meta:word-count="1027" meta:character-count="5355"/>
  </office:meta>
</office:document-meta>
</file>